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4A0000001548EFBE77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9cm" fo:min-width="3.283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9cm" fo:min-width="3.863cm"/>
    </style:style>
    <style:style style:name="gr3" style:family="graphic" style:parent-style-name="objectwithoutfill">
      <style:graphic-properties svg:stroke-color="#ff3333" draw:marker-end="Arrow" draw:marker-end-width="0.3cm" draw:fill="none" draw:textarea-vertical-align="middle"/>
    </style:style>
    <style:style style:name="gr4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 draw:fill-color="#ffffff"/>
      <style:text-properties fo:color="#ff3333" style:font-name="Droid Sans" fo:font-size="14pt" style:font-size-asian="14pt" style:font-size-complex="14pt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T1" style:family="text">
      <style:text-properties fo:color="#ff3333" style:font-name="Droid Sans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frame draw:style-name="gr1" draw:text-style-name="P1" draw:layer="layout" svg:width="3.783cm" svg:height="0.999cm" svg:x="4.6cm" svg:y="11.191cm">
          <draw:text-box>
            <text:p><text:span text:style-name="T1">Top alignment</text:span></text:p>
          </draw:text-box>
        </draw:frame>
        <draw:frame draw:style-name="gr2" draw:text-style-name="P1" draw:layer="layout" svg:width="4.363cm" svg:height="1.019cm" svg:x="8.557cm" svg:y="13.461cm">
          <draw:text-box>
            <text:p><text:span text:style-name="T1">Center alignment</text:span></text:p>
          </draw:text-box>
        </draw:frame>
        <draw:frame draw:style-name="gr1" draw:text-style-name="P1" draw:layer="layout" svg:width="4.541cm" svg:height="0.999cm" svg:x="13.22cm" svg:y="11.191cm">
          <draw:text-box>
            <text:p><text:span text:style-name="T1">Bottom alignment</text:span></text:p>
          </draw:text-box>
        </draw:frame>
        <draw:line draw:style-name="gr3" draw:text-style-name="P2" draw:layer="layout" svg:x1="8.22cm" svg:y1="11.69cm" svg:x2="9.48cm" svg:y2="11.69cm">
          <text:p/>
        </draw:line>
        <draw:line draw:style-name="gr3" draw:text-style-name="P2" draw:layer="layout" svg:x1="13.14cm" svg:y1="11.69cm" svg:x2="11.88cm" svg:y2="11.69cm">
          <text:p/>
        </draw:line>
        <draw:line draw:style-name="gr3" draw:text-style-name="P2" draw:layer="layout" svg:x1="10.676cm" svg:y1="13.29cm" svg:x2="10.704cm" svg:y2="12.03cm">
          <text:p/>
        </draw:line>
        <draw:frame draw:style-name="gr4" draw:text-style-name="P3" draw:layer="layout" svg:width="2.5cm" svg:height="0.7cm" svg:x="9.397cm" svg:y="11.323cm">
          <draw:image xlink:href="Pictures/100000000000004A0000001548EFBE77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8-09T11:47:53.678258282</meta:creation-date>
    <dc:date>2015-08-09T11:56:25.980579483</dc:date>
    <meta:editing-duration>PT8M32S</meta:editing-duration>
    <meta:editing-cycles>2</meta:editing-cycles>
    <meta:generator>LibreOffice/4.4.2.2$Linux_X86_64 LibreOffice_project/40m0$Build-2</meta:generator>
    <meta:document-statistic meta:object-count="7"/>
  </office:meta>
</office:document-meta>
</file>